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ByteFont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ByteFont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ByteFont.mapChar( cha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ngleByteFont.getWid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ByteFont.getEncodin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ByteFont.setWidth( int index , int 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ngleByteFont.isEmbedd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ByteFont.addUnencodedCharacter( NamedCharacter ch , int wid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nencodedCharac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encodedCharacter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ByteFont.hasChar( char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nencodedCharacter.getCharac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ByteFont.getAdditionalWidths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ngleByteFont.getAdditionalEncoding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encodedCharacter.UnencodedCharacter( NamedCharacter character ,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ByteFont.mapUnencodedChar( char c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ingleByteFont.setEncoding( CodePointMapp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ByteFont.hasAdditionalEncod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ByteFont.getWidth( int i , int siz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ngleByteFont.updateMapping(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ngleByteFont.getAdditionalEncoding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ngleByteFont.SingleByte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